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Universidad de los Andes</text:span><text:span text:style-name="T1"><text:line-break/></text:span><text:span text:style-name="T1">Facultad de Ingeniería</text:span><text:span text:style-name="T1"><text:line-break/></text:span><text:span text:style-name="T1">Escuela de Sistemas</text:span><text:span text:style-name="T1"><text:line-break/></text:span><text:span text:style-name="T1">Proyecto de Grado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2">Título: “Diseño e implementación de un Sistema Web para el Simulador de Eventos Discretos GALATEA.”</text:span></text:p>
            <text:p text:style-name="P2"><text:span text:style-name="T3"/></text:p>
            <text:p text:style-name="P2"><text:span text:style-name="T3"/></text:p>
            <text:p text:style-name="P2"><text:span text:style-name="T1">Por:</text:span></text:p>
            <text:p text:style-name="P2"><text:span text:style-name="T1"/></text:p>
            <text:p text:style-name="P2"><text:span text:style-name="T1">Br. Erik Velásquez</text:span></text:p>
            <text:p text:style-name="P2"><text:span text:style-name="T1"/></text:p>
            <text:p text:style-name="P2"><text:span text:style-name="T1">Tutor: Dr. Jacinto Dávila</text:span></text:p>
            <text:p text:style-name="P2"><text:span text:style-name="T1">Co-Tutor: Dr. Kay Tuc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2-01T11:15:05.936526110</meta:creation-date>
    <dc:date>2016-12-01T11:22:05.251395898</dc:date>
    <dc:creator>Erik Velasquez</dc:creator>
    <meta:editing-duration>PT6M59S</meta:editing-duration>
    <meta:editing-cycles>2</meta:editing-cycles>
    <meta:generator>LibreOffice/4.3.7.2$Linux_X86_64 LibreOffice_project/430$Build-2</meta:generator>
    <meta:document-statistic meta:object-count="25"/>
  </office:meta>
</office:document-meta>
</file>